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/>
    <style:font-face style:name="Noto Sans Mono CJK SC" svg:font-family="Noto Sans Mono CJK SC" style:font-family-generic="modern"/>
    <style:font-face style:name="OpenSymbol, 'Arial Unicode MS'" style:font-charset="x-symbol" svg:font-family="OpenSymbol, 'Arial Unicode MS'" style:font-family-generic="system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list-style-name="WW8Num2" style:family="paragraph">
      <style:paragraph-properties fo:break-before="page"/>
    </style:style>
    <style:style style:name="P2" style:parent-style-name="Standard" style:list-style-name="WW8Num2" style:family="paragraph"/>
    <style:style style:name="P3" style:parent-style-name="Standard" style:list-style-name="WW8Num1" style:family="paragraph"/>
    <style:style style:name="P4" style:parent-style-name="PreformattedText" style:list-style-name="WW8Num1" style:family="paragraph"/>
    <style:style style:name="P5" style:parent-style-name="PreformattedText" style:list-style-name="WW8Num1" style:family="paragraph"/>
    <style:style style:name="P6" style:parent-style-name="Standard" style:list-style-name="WW8Num1" style:family="paragraph"/>
    <style:style style:name="P7" style:parent-style-name="Standard" style:list-style-name="WW8Num1" style:family="paragraph"/>
    <style:style style:name="T8" style:parent-style-name="DefaultParagraphFont" style:family="text">
      <style:text-properties fo:font-style="italic" style:font-style-asian="italic" style:font-style-complex="italic"/>
    </style:style>
    <style:style style:name="P9" style:parent-style-name="Standard" style:list-style-name="WW8Num1" style:family="paragraph"/>
    <style:style style:name="T10" style:parent-style-name="DefaultParagraphFont" style:family="text">
      <style:text-properties fo:font-style="italic" style:font-style-asian="italic" style:font-style-complex="italic"/>
    </style:style>
    <style:style style:name="P11" style:parent-style-name="PreformattedText" style:list-style-name="WW8Num1" style:family="paragraph"/>
    <style:style style:name="P12" style:parent-style-name="PreformattedText" style:list-style-name="WW8Num1" style:family="paragraph"/>
    <style:style style:name="P13" style:parent-style-name="PreformattedText" style:list-style-name="WW8Num1" style:family="paragraph"/>
    <style:style style:name="P14" style:parent-style-name="PreformattedText" style:list-style-name="WW8Num1" style:family="paragraph"/>
    <style:style style:name="P15" style:parent-style-name="PreformattedText" style:list-style-name="WW8Num1" style:family="paragraph"/>
    <style:style style:name="P16" style:parent-style-name="PreformattedText" style:list-style-name="WW8Num1" style:family="paragraph"/>
    <style:style style:name="P17" style:parent-style-name="PreformattedText" style:list-style-name="WW8Num1" style:family="paragraph"/>
    <style:style style:name="P18" style:parent-style-name="PreformattedText" style:list-style-name="WW8Num1" style:family="paragraph"/>
    <style:style style:name="T19" style:parent-style-name="DefaultParagraphFont" style:family="text">
      <style:text-properties fo:background-color="#FFFF00"/>
    </style:style>
    <style:style style:name="P20" style:parent-style-name="PreformattedText" style:list-style-name="WW8Num1" style:family="paragraph">
      <style:text-properties fo:background-color="#FFFF00"/>
    </style:style>
    <style:style style:name="P21" style:parent-style-name="PreformattedText" style:list-style-name="WW8Num1" style:family="paragraph">
      <style:text-properties fo:background-color="#FFFF00"/>
    </style:style>
    <style:style style:name="P22" style:parent-style-name="PreformattedText" style:list-style-name="WW8Num1" style:family="paragraph">
      <style:text-properties fo:background-color="#FFFF00"/>
    </style:style>
    <style:style style:name="P23" style:parent-style-name="PreformattedText" style:list-style-name="WW8Num1" style:family="paragraph">
      <style:text-properties fo:background-color="#FFFF00"/>
    </style:style>
    <style:style style:name="P24" style:parent-style-name="PreformattedText" style:list-style-name="WW8Num1" style:family="paragraph">
      <style:text-properties fo:background-color="#FFFF00"/>
    </style:style>
    <style:style style:name="T25" style:parent-style-name="DefaultParagraphFont" style:family="text">
      <style:text-properties fo:background-color="#FFFF00"/>
    </style:style>
    <style:style style:name="P26" style:parent-style-name="Normal" style:family="paragraph">
      <style:paragraph-properties style:punctuation-wrap="simple"/>
    </style:style>
    <style:style style:name="T27" style:parent-style-name="DefaultParagraphFont" style:family="text">
      <style:text-properties fo:color="#FF4000"/>
    </style:style>
    <style:style style:name="P28" style:parent-style-name="Normal" style:family="paragraph">
      <style:paragraph-properties style:punctuation-wrap="simple" fo:margin-left="0.5in" fo:text-indent="-0.2486in">
        <style:tab-stops/>
      </style:paragraph-properties>
    </style:style>
    <style:style style:name="T29" style:parent-style-name="DefaultParagraphFont" style:family="text">
      <style:text-properties fo:color="#FF4000"/>
    </style:style>
    <style:style style:name="P30" style:parent-style-name="Normal" style:family="paragraph">
      <style:paragraph-properties style:punctuation-wrap="simple" fo:margin-left="0.5in" fo:text-indent="-0.2486in">
        <style:tab-stops/>
      </style:paragraph-properties>
    </style:style>
    <style:style style:name="T31" style:parent-style-name="DefaultParagraphFont" style:family="text">
      <style:text-properties fo:color="#FF4000"/>
    </style:style>
    <style:style style:name="P32" style:parent-style-name="Normal" style:family="paragraph">
      <style:paragraph-properties style:punctuation-wrap="simple" fo:margin-left="0.5in" fo:text-indent="-0.2486in">
        <style:tab-stops/>
      </style:paragraph-properties>
    </style:style>
    <style:style style:name="T33" style:parent-style-name="DefaultParagraphFont" style:family="text">
      <style:text-properties fo:color="#FF4000"/>
    </style:style>
    <style:style style:name="P34" style:parent-style-name="Normal" style:family="paragraph">
      <style:paragraph-properties style:punctuation-wrap="simple" fo:margin-left="0.5in" fo:text-indent="-0.2486in">
        <style:tab-stops/>
      </style:paragraph-properties>
    </style:style>
    <style:style style:name="T35" style:parent-style-name="DefaultParagraphFont" style:family="text">
      <style:text-properties fo:color="#FF4000"/>
    </style:style>
    <style:style style:name="P36" style:parent-style-name="Normal" style:family="paragraph">
      <style:paragraph-properties style:punctuation-wrap="simple" fo:margin-left="0.5in" fo:text-indent="-0.2486in">
        <style:tab-stops/>
      </style:paragraph-properties>
    </style:style>
    <style:style style:name="P37" style:parent-style-name="Normal" style:family="paragraph">
      <style:paragraph-properties style:punctuation-wrap="simple"/>
    </style:style>
    <style:style style:name="P38" style:parent-style-name="Normal" style:family="paragraph">
      <style:paragraph-properties style:punctuation-wrap="simple"/>
    </style:style>
    <style:style style:name="P39" style:parent-style-name="PreformattedText" style:family="paragraph">
      <style:text-properties fo:background-color="#FFFF00"/>
    </style:style>
    <style:style style:name="P40" style:parent-style-name="PreformattedText" style:family="paragraph">
      <style:text-properties fo:background-color="#FFFF00"/>
    </style:style>
    <style:style style:name="P41" style:parent-style-name="PreformattedText" style:family="paragraph">
      <style:text-properties fo:background-color="#FFFF00"/>
    </style:style>
    <style:style style:name="P42" style:parent-style-name="PreformattedText" style:family="paragraph">
      <style:text-properties fo:background-color="#FFFF00"/>
    </style:style>
    <style:style style:name="P43" style:parent-style-name="PreformattedText" style:family="paragraph">
      <style:text-properties fo:background-color="#FFFF00"/>
    </style:style>
    <style:style style:name="P44" style:parent-style-name="PreformattedText" style:family="paragraph">
      <style:text-properties fo:background-color="#FFFF00"/>
    </style:style>
    <style:style style:name="P45" style:parent-style-name="PreformattedText" style:family="paragraph">
      <style:paragraph-properties fo:margin-left="0.5in">
        <style:tab-stops/>
      </style:paragraph-properties>
      <style:text-properties fo:background-color="#FFFF00"/>
    </style:style>
    <style:style style:name="P46" style:parent-style-name="PreformattedText" style:list-style-name="WW8Num1" style:family="paragraph"/>
    <style:style style:name="P47" style:parent-style-name="PreformattedText" style:list-style-name="WW8Num1" style:family="paragraph"/>
    <style:style style:name="P48" style:parent-style-name="Standard" style:list-style-name="WW8Num1" style:family="paragraph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49" style:parent-style-name="Standard" style:list-style-name="WW8Num1" style:family="paragraph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50" style:parent-style-name="Standard" style:list-style-name="WW8Num1" style:family="paragraph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51" style:parent-style-name="Standard" style:list-style-name="WW8Num1" style:family="paragraph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52" style:parent-style-name="Standard" style:list-style-name="WW8Num1" style:family="paragraph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53" style:parent-style-name="Standard" style:list-style-name="WW8Num1" style:family="paragraph"/>
    <style:style style:name="T54" style:parent-style-name="DefaultParagraphFont" style:family="text">
      <style:text-properties style:font-name="inherit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/>
    </style:style>
    <style:style style:name="P55" style:parent-style-name="Standard" style:list-style-name="WW8Num1" style:family="paragraph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56" style:parent-style-name="Standard" style:list-style-name="WW8Num1" style:family="paragraph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57" style:parent-style-name="PreformattedText" style:list-style-name="WW8Num1" style:family="paragraph"/>
    <style:style style:name="P58" style:parent-style-name="PreformattedText" style:list-style-name="WW8Num1" style:family="paragraph"/>
    <style:style style:name="P59" style:parent-style-name="Standard" style:list-style-name="WW8Num1" style:family="paragraph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60" style:parent-style-name="PreformattedText" style:list-style-name="WW8Num1" style:family="paragraph"/>
    <style:style style:name="P61" style:parent-style-name="Standard" style:list-style-name="WW8Num1" style:family="paragraph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62" style:parent-style-name="PreformattedText" style:list-style-name="WW8Num1" style:family="paragraph"/>
    <style:style style:name="T63" style:parent-style-name="Internetlink" style:family="text">
      <style:text-properties style:use-window-font-color="true"/>
    </style:style>
    <style:style style:name="P64" style:parent-style-name="Standard" style:list-style-name="WW8Num1" style:family="paragraph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65" style:parent-style-name="PreformattedText" style:list-style-name="WW8Num1" style:family="paragraph"/>
    <style:style style:name="P66" style:parent-style-name="PreformattedText" style:list-style-name="WW8Num1" style:family="paragraph"/>
    <style:style style:name="P67" style:parent-style-name="PreformattedText" style:list-style-name="WW8Num1" style:family="paragraph"/>
    <style:style style:name="P68" style:parent-style-name="PreformattedText" style:list-style-name="WW8Num1" style:family="paragraph"/>
    <style:style style:name="P69" style:parent-style-name="Standard" style:list-style-name="WW8Num1" style:family="paragraph">
      <style:text-properties style:font-name="Liberation Mono" style:font-name-asian="Noto Sans Mono CJK SC" style:font-name-complex="Liberation Mono" fo:color="#000000" fo:font-size="10pt" style:font-size-asian="10pt" style:font-size-complex="10pt" fo:background-color="#FFFF00"/>
    </style:style>
    <style:style style:name="P70" style:parent-style-name="PreformattedText" style:list-style-name="WW8Num1" style:family="paragraph">
      <style:text-properties fo:color="#000000"/>
    </style:style>
    <style:style style:name="P71" style:parent-style-name="PreformattedText" style:list-style-name="WW8Num1" style:family="paragraph">
      <style:text-properties fo:color="#000000"/>
    </style:style>
    <style:style style:name="P72" style:parent-style-name="PreformattedText" style:list-style-name="WW8Num1" style:family="paragraph">
      <style:text-properties fo:color="#000000"/>
    </style:style>
    <style:style style:name="P73" style:parent-style-name="PreformattedText" style:list-style-name="WW8Num1" style:family="paragraph">
      <style:text-properties fo:color="#000000"/>
    </style:style>
    <style:style style:name="P74" style:parent-style-name="Standard" style:family="paragraph">
      <style:text-properties style:font-name="Liberation Mono" style:font-name-asian="Noto Sans Mono CJK SC" style:font-name-complex="Liberation Mono" fo:color="#000000" fo:font-size="10pt" style:font-size-asian="10pt" style:font-size-complex="10pt" fo:background-color="#FFFF00"/>
    </style:style>
    <style:style style:name="P75" style:parent-style-name="Standard" style:family="paragraph">
      <style:paragraph-properties fo:text-align="center"/>
      <style:text-properties style:font-name="Liberation Mono" style:font-name-asian="Noto Sans Mono CJK SC" style:font-name-complex="Liberation Mono" fo:font-weight="bold" style:font-weight-asian="bold" style:font-weight-complex="bold" fo:color="#000000" fo:font-size="14pt" style:font-size-asian="14pt" style:font-size-complex="14pt"/>
    </style:style>
    <style:style style:name="P76" style:parent-style-name="Standard" style:family="paragraph">
      <style:text-properties style:font-name="Liberation Mono" style:font-name-asian="Noto Sans Mono CJK SC" style:font-name-complex="Liberation Mono" fo:color="#000000" fo:font-size="10pt" style:font-size-asian="10pt" style:font-size-complex="10pt"/>
    </style:style>
    <style:style style:name="P77" style:parent-style-name="Standard" style:list-style-name="WW8Num3" style:family="paragraph">
      <style:text-properties style:font-name="Liberation Mono" style:font-name-asian="Noto Sans Mono CJK SC" style:font-name-complex="Liberation Mono" fo:color="#000000" fo:font-size="10pt" style:font-size-asian="10pt" style:font-size-complex="10pt"/>
    </style:style>
    <style:style style:name="P78" style:parent-style-name="Standard" style:list-style-name="WW8Num3" style:family="paragraph">
      <style:text-properties style:font-name="Liberation Mono" style:font-name-asian="Noto Sans Mono CJK SC" style:font-name-complex="Liberation Mono" fo:color="#000000" fo:font-size="10pt" style:font-size-asian="10pt" style:font-size-complex="10pt"/>
    </style:style>
    <style:style style:name="P79" style:parent-style-name="Standard" style:list-style-name="WW8Num3" style:family="paragraph">
      <style:text-properties style:font-name="Liberation Mono" style:font-name-asian="Noto Sans Mono CJK SC" style:font-name-complex="Liberation Mono" fo:color="#000000" fo:font-size="10pt" style:font-size-asian="10pt" style:font-size-complex="10pt"/>
    </style:style>
    <style:style style:name="P80" style:parent-style-name="Standard" style:family="paragraph">
      <style:text-properties style:font-name="Liberation Mono" style:font-name-asian="Noto Sans Mono CJK SC" style:font-name-complex="Liberation Mono" fo:color="#000000" fo:font-size="10pt" style:font-size-asian="10pt" style:font-size-complex="10pt"/>
    </style:style>
    <style:style style:name="P81" style:parent-style-name="Standard" style:family="paragraph">
      <style:text-properties style:font-name="Liberation Mono" style:font-name-asian="Noto Sans Mono CJK SC" style:font-name-complex="Liberation Mono" fo:font-size="10pt" style:font-size-asian="10pt" style:font-size-complex="10pt" fo:background-color="#FFFF00"/>
    </style:style>
    <style:style style:name="P82" style:parent-style-name="Standard" style:family="paragraph">
      <style:text-properties style:font-name="Liberation Mono" style:font-name-asian="Noto Sans Mono CJK SC" style:font-name-complex="Liberation Mono" fo:font-size="10pt" style:font-size-asian="10pt" style:font-size-complex="10pt" fo:background-color="#FFFF00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list text:style-name="WW8Num2">
        <text:list-item text:start-value="1">
          <text:p text:style-name="P1">bzip2 source forge link</text:p>
        </text:list-item>
      </text:list>
      <text:p text:style-name="Standard"><text:tab/><text:tab/><text:a xlink:href="https://sourceforge.net/projects/bzip2/files/latest/download" office:target-frame-name="_top" xlink:show="replace"><text:span text:style-name="Internetlink">https://sourceforge.net/projects/bzip2/files/latest/download</text:span></text:a></text:p>
      <text:list text:style-name="WW8Num2" text:continue-numbering="true">
        <text:list-item>
          <text:p text:style-name="P2">tar zxf bzip2-1.0.6.tar.gz</text:p>
        </text:list-item>
      </text:list>
      <text:list text:style-name="WW8Num1" text:continue-numbering="true">
        <text:list-item>
          <text:list>
            <text:list-item>
              <text:p text:style-name="P3">Make was missing (Check if make is present on ubuntu)</text:p>
              <text:list text:continue-numbering="true">
                <text:list-item>
                  <text:p text:style-name="P4"><text:span text:style-name="SourceText">sudo apt-get update</text:span></text:p>
                </text:list-item>
                <text:list-item>
                  <text:p text:style-name="P5"><text:span text:style-name="SourceText">sudo apt-get install -y make</text:span></text:p>
                </text:list-item>
              </text:list>
            </text:list-item>
            <text:list-item>
              <text:p text:style-name="P6">Check if make was successfully installed usng following</text:p>
              <text:list text:continue-numbering="true">
                <text:list-item>
                  <text:p text:style-name="P7">ls /<text:span text:style-name="T8">usr/</text:span>bin/make</text:p>
                </text:list-item>
                <text:list-item>
                  <text:p text:style-name="P9"><text:span text:style-name="T10">/usr/</text:span>bin/make –version</text:p>
                </text:list-item>
              </text:list>
            </text:list-item>
          </text:list>
        </text:list-item>
        <text:list-item>
          <text:p text:style-name="P11">cd bzip2-1.0.6</text:p>
          <text:list text:continue-numbering="true">
            <text:list-item>
              <text:p text:style-name="P12">Check if gcc is present or install it</text:p>
              <text:list text:continue-numbering="true">
                <text:list-item>
                  <text:p text:style-name="P13"><text:span text:style-name="SourceText">sudo apt install build-essential</text:span></text:p>
                </text:list-item>
                <text:list-item>
                  <text:p text:style-name="P14">gcc --version</text:p>
                </text:list-item>
              </text:list>
            </text:list-item>
          </text:list>
        </text:list-item>
        <text:list-item>
          <text:p text:style-name="P15">sudo make PREFIX=$BOOSTDIR CFLAGS="-fPIC -O2 -g" install</text:p>
        </text:list-item>
        <text:list-item>
          <text:p text:style-name="P16">sudo apt-get install libbz2-dev</text:p>
        </text:list-item>
        <text:list-item>
          <text:p text:style-name="P17">cd ..</text:p>
        </text:list-item>
        <text:list-item>
          <text:p text:style-name="P18">Ignore<text:s/><text:span text:style-name="T19">yellow</text:span>!!!!!</text:p>
        </text:list-item>
        <text:list-item>
          <text:p text:style-name="P20">wget http://downloads.sourceforge.net/project/boost/boost/1.62.0/boost_1_62_0.tar.bz2</text:p>
        </text:list-item>
        <text:list-item>
          <text:p text:style-name="P21">tar jxf boost_1_62_0.tar.bz2</text:p>
        </text:list-item>
        <text:list-item>
          <text:p text:style-name="P22">cd boost_1_62_0</text:p>
        </text:list-item>
        <text:list-item>
          <text:p text:style-name="P23">./bootstrap.sh</text:p>
        </text:list-item>
        <text:list-item>
          <text:p text:style-name="P24">sudo ./b2 --prefix=/usr/local install</text:p>
        </text:list-item>
      </text:list>
      <text:p text:style-name="PreformattedText"><text:span text:style-name="T25"><draw:frame draw:z-index="251658240" draw:id="id0" draw:style-name="a0" draw:name="Shape1" text:anchor-type="paragraph" svg:x="0.46102in" svg:y="0.05906in" svg:width="6.17639in" svg:height="0.97917in" style:rel-width="scale" style:rel-height="scale"><draw:text-box><text:p text:style-name="P26"><text:span text:style-name="T27">sudo wget<text:s/></text:span><text:a xlink:href="https://boostorg.jfrog.io/artifactory/main/release/1.80.0/source/boost_1_80_0.tar.bz2" office:target-frame-name="_top" xlink:show="replace">https://boostorg.jfrog.io/artifactory/main/release/1.80.0/source/boost_1_80_0.tar.bz2</text:a></text:p><text:p text:style-name="P28"><text:span text:style-name="T29">tar jxf boost_1_80_0.tar.bz2</text:span></text:p><text:p text:style-name="P30"><text:span text:style-name="T31">cd boost_1_80_0</text:span></text:p><text:p text:style-name="P32"><text:span text:style-name="T33">sudo ./bootstrap.sh</text:span></text:p><text:p text:style-name="P34"><text:span text:style-name="T35">sudo <text:s/>./b2 --prefix=/usr/local install</text:span></text:p><text:p text:style-name="P36"/><text:p text:style-name="P37"/><text:p text:style-name="P38"/></draw:text-box><svg:title/><svg:desc/></draw:frame>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list text:style-name="WW8Num1" text:continue-numbering="true">
        <text:list-item>
          <text:p text:style-name="P46">cd ..</text:p>
        </text:list-item>
        <text:list-item>
          <text:p text:style-name="P47">sudo apt install build-essential libsqlite3-dev libboost-all-dev libssl-dev git python3-setuptools castxml</text:p>
        </text:list-item>
        <text:list-item>
          <text:p text:style-name="P48">sudo apt-get install</text:p>
        </text:list-item>
        <text:list-item>
          <text:p text:style-name="P49">check if pip3 is installed and is on $PATH<text:s/></text:p>
          <text:list text:continue-numbering="true">
            <text:list-item>
              <text:p text:style-name="P50">sudo apt install python3-pip</text:p>
            </text:list-item>
            <text:list-item>
              <text:p text:style-name="P51">whereis pip3</text:p>
            </text:list-item>
            <text:list-item>
              <text:p text:style-name="P52">echo $PATH</text:p>
            </text:list-item>
            <text:list-item>
              <text:p text:style-name="P53"><text:span text:style-name="T54">PATH=$PATH:~/usr/bin/pip3</text:span></text:p>
            </text:list-item>
          </text:list>
        </text:list-item>
        <text:list-item>
          <text:p text:style-name="P55">sudo apt install gir1.2-goocanvas-2.0 gir1.2-gtk-3.0 libgirepository1.0-dev python3-dev python3-gi python3-gi-cairo python3-pip python3-pygraphviz python3-pygccxml</text:p>
        </text:list-item>
        <text:list-item>
          <text:p text:style-name="P56">sudo pip3 install kiwi</text:p>
        </text:list-item>
        <text:list-item>
          <text:p text:style-name="P57">mkdir ndnSIM</text:p>
        </text:list-item>
        <text:list-item>
          <text:p text:style-name="P58">cd ndnSIM</text:p>
        </text:list-item>
        <text:list-item>
          <text:p text:style-name="P59">git config --global http.postBuffer 1048576000 (do this in \home))</text:p>
        </text:list-item>
        <text:list-item>
          <text:p text:style-name="P60">git clone https://github.com/named-data-ndnSIM/ns-3-dev.git ns-3</text:p>
        </text:list-item>
        <text:list-item>
          <text:p text:style-name="P61">git config --global http.postBuffer 1048576000</text:p>
        </text:list-item>
        <text:list-item>
          <text:p text:style-name="P62">git clone<text:s/><text:a xlink:href="https://github.com/named-data-ndnSIM/pybindgen.git" office:target-frame-name="_top" xlink:show="replace"><text:span text:style-name="T63">https://github.com/named-data-ndnSIM/pybindgen.git</text:span></text:a><text:s/>pybindgen</text:p>
        </text:list-item>
        <text:list-item>
          <text:p text:style-name="P64">git config --global http.postBuffer 1048576000</text:p>
        </text:list-item>
        <text:list-item>
          <text:p text:style-name="P65">git clone --recursive https://github.com/named-data-ndnSIM/ndnSIM.git ns-3/src/ndnSIM</text:p>
        </text:list-item>
        <text:list-item>
          <text:p text:style-name="P66">cd &lt;ns-3-folder&gt;</text:p>
        </text:list-item>
        <text:list-item>
          <text:p text:style-name="P67">./waf configure --boost-includes=/usr/local/include --boost-libs=/usr/local/lib --enable-examples</text:p>
        </text:list-item>
        <text:list-item>
          <text:p text:style-name="P68">./waf</text:p>
        </text:list-item>
        <text:list-item>
          <text:p text:style-name="P69">Python bindings is an optional and not very stable feature of NS-3 simulator. It is possible to disable python bindings compilation either to speed up compilation or to avoid certain compilation errors (e.g., “Could not find a task generator for the name ‘ns3-visualizer’”):</text:p>
        </text:list-item>
        <text:list-item>
          <text:p text:style-name="P70">To run ndn simple</text:p>
        </text:list-item>
        <text:list-item>
          <text:p text:style-name="P71">LD_LIBRARY_PATH=$BOOSTDIR/lib NS_LOG=ndn.Producer:ndn.Consumer ./waf –run=ndn-simple</text:p>
        </text:list-item>
        <text:list-item>
          <text:p text:style-name="P72">To log to a file</text:p>
        </text:list-item>
        <text:list-item>
          <text:p text:style-name="P73">LD_LIBRARY_PATH=$BOOSTDIR/lib NS_LOG=ndn.Producer:ndn.Consumer ./waf --run=PCS13_ndn-grid-with-pit-count-stats 2&gt;&amp;1 | tee /home/csepg/lalitha_workspace/ndnSIM/PCS13_Logs/Experiment_1/1000ips.txt</text:p>
        </text:list-item>
      </text:list>
      <text:p text:style-name="P74"/>
      <text:p text:style-name="P75">Real simualtion scenarios</text:p>
      <text:p text:style-name="P76">Write scenarios in</text:p>
      <text:list text:style-name="WW8Num3">
        <text:list-item text:start-value="1">
          <text:p text:style-name="P77">lalitha_workspace/ndnSim/ns3/scratch/</text:p>
        </text:list-item>
        <text:list-item>
          <text:p text:style-name="P78">lalitha_workspace/ndnSim/ns-3/src/ndnSim/examples</text:p>
        </text:list-item>
        <text:list-item>
          <text:p text:style-name="P79">lalitha_workspace/ndnSim/scenario <text:s text:c="11"/>(Recommended, but not working for me)</text:p>
        </text:list-item>
      </text:list>
      <text:p text:style-name="P80"/>
      <text:p text:style-name="P81"/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/>
    <style:font-face style:name="Noto Sans Mono CJK SC" svg:font-family="Noto Sans Mono CJK SC" style:font-family-generic="modern"/>
    <style:font-face style:name="OpenSymbol, 'Arial Unicode MS'" style:font-charset="x-symbol" svg:font-family="OpenSymbol, 'Arial Unicode MS'" style:font-family-generic="system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WW8Num1z0" style:display-name="WW8Num1z0" style:family="text">
      <style:text-properties style:font-name="Liberation Mono" style:font-name-asian="Noto Sans Mono CJK SC" style:font-name-complex="Liberation Mono" fo:font-style="normal" style:font-style-asian="normal" style:font-style-complex="normal" style:use-window-font-color="true" style:letter-kerning="true" fo:font-size="10pt" style:font-size-asian="10pt" style:font-size-complex="10pt" fo:language="en" fo:country="IN" style:language-asian="zh" style:country-asian="CN" style:language-complex="hi" style:country-complex="IN"/>
    </style:style>
    <style:style style:name="WW8Num1z1" style:display-name="WW8Num1z1" style:family="text"/>
    <style:style style:name="WW8Num1z2" style:display-name="WW8Num1z2" style:family="text">
      <style:text-properties fo:font-style="normal" style:font-style-asian="normal" style:font-style-complex="normal"/>
    </style:style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variable" style:display-name="hljs-variable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style:font-name="Liberation Mono" style:font-name-asian="Noto Sans Mono CJK SC" style:font-name-complex="Liberation Mono" fo:font-style="normal" style:font-style-asian="normal" style:font-style-complex="normal" style:use-window-font-color="true" style:letter-kerning="true" fo:font-size="10pt" style:font-size-asian="10pt" style:font-size-complex="10pt" fo:language="en" fo:country="IN" style:language-asian="zh" style:country-asian="CN" style:language-complex="hi" style:country-complex="IN"/>
    </style:style>
    <style:style style:name="WW_CharLFO1LVL3" style:family="text">
      <style:text-properties fo:font-style="normal" style:font-style-asian="normal" style:font-style-complex="normal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litha chinmayee hurali</dc:creator>
    <meta:creation-date>2022-10-29T11:02:00Z</meta:creation-date>
    <dc:date>2023-06-13T04:06:00Z</dc:date>
    <meta:template xlink:href="Normal" xlink:type="simple"/>
    <meta:editing-cycles>28</meta:editing-cycles>
    <meta:editing-duration>PT2758500S</meta:editing-duration>
    <meta:user-defined meta:name="GrammarlyDocumentId">4c552500c029227aefbd7a5788f2716a017dc7962911c5935706d16820c5595c</meta:user-defined>
    <meta:document-statistic meta:page-count="2" meta:paragraph-count="5" meta:word-count="395" meta:character-count="2644" meta:row-count="18" meta:non-whitespace-character-count="2254"/>
  </office:meta>
</office:document-meta>
</file>